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1.424cm" fo:min-width="5.22cm"/>
    </style:style>
    <style:style style:name="gr2" style:family="graphic" style:parent-style-name="standard">
      <style:graphic-properties draw:textarea-horizontal-align="justify" draw:textarea-vertical-align="middle" draw:auto-grow-height="false" fo:min-height="0.323cm" fo:min-width="0.372cm"/>
    </style:style>
    <style:style style:name="gr3" style:family="graphic" style:parent-style-name="standard">
      <style:graphic-properties draw:textarea-horizontal-align="justify" draw:textarea-vertical-align="middle" draw:auto-grow-height="false" fo:min-height="0.323cm" fo:min-width="0.371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1.042cm"/>
    </style:style>
    <style:style style:name="gr5" style:family="graphic" style:parent-style-name="standard">
      <style:graphic-properties draw:fill-color="#00cc00" draw:textarea-horizontal-align="justify" draw:textarea-vertical-align="middle" draw:auto-grow-height="false" fo:min-height="0.145cm" fo:min-width="0.44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cc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9" draw:id="id59" draw:layer="layout" svg:width="5.9cm" svg:height="1.854cm" svg:x="11.1cm" svg:y="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0.872cm" svg:height="0.573cm" svg:x="11.636cm" svg:y="2.9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0.872cm" svg:height="0.573cm" svg:x="12.575cm" svg:y="2.9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0.871cm" svg:height="0.573cm" svg:x="13.514cm" svg:y="2.9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0.872cm" svg:height="0.573cm" svg:x="14.519cm" svg:y="2.9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1.542cm" svg:height="0.221cm" svg:x="12.91cm" svg:y="1.888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329cm" svg:height="0.557cm" svg:x="13.225cm" svg:y="2.254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872cm" svg:height="0.573cm" svg:x="15.525cm" svg:y="2.904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3.681cm" svg:y1="1.888cm" svg:x2="13.668cm" svg:y2="1.247cm" draw:start-shape="id1" svg:d="M13681 1888l-13-641" svg:viewBox="0 0 14 642">
          <text:p/>
        </draw:connector>
        <draw:connector draw:style-name="gr7" draw:text-style-name="P4" draw:layer="layout" draw:type="line" svg:x1="12.072cm" svg:y1="3.477cm" svg:x2="7.55cm" svg:y2="7.6cm" draw:start-shape="id2" draw:start-glue-point="2" draw:end-shape="id3" draw:end-glue-point="0" svg:d="M12072 3477l-4522 4123" svg:viewBox="0 0 4523 4124">
          <text:p/>
        </draw:connector>
        <draw:connector draw:style-name="gr6" draw:text-style-name="P4" draw:layer="layout" draw:type="line" svg:x1="13.011cm" svg:y1="3.477cm" svg:x2="12.958cm" svg:y2="4.117cm" draw:start-shape="id4" draw:start-glue-point="2" svg:d="M13011 3477l-53 640" svg:viewBox="0 0 54 641">
          <text:p/>
        </draw:connector>
        <draw:connector draw:style-name="gr7" draw:text-style-name="P4" draw:layer="layout" draw:type="line" svg:x1="13.949cm" svg:y1="3.477cm" svg:x2="14.71cm" svg:y2="7.851cm" draw:start-shape="id5" draw:start-glue-point="2" draw:end-shape="id6" draw:end-glue-point="3" svg:d="M13949 3477l761 4374" svg:viewBox="0 0 762 4375">
          <text:p/>
        </draw:connector>
        <draw:connector draw:style-name="gr6" draw:text-style-name="P4" draw:layer="layout" draw:type="line" svg:x1="14.955cm" svg:y1="3.477cm" svg:x2="15.416cm" svg:y2="4.2cm" draw:start-shape="id7" draw:start-glue-point="2" svg:d="M14955 3477l461 723" svg:viewBox="0 0 462 724">
          <text:p/>
        </draw:connector>
        <draw:connector draw:style-name="gr7" draw:text-style-name="P4" draw:layer="layout" draw:type="line" svg:x1="15.961cm" svg:y1="3.477cm" svg:x2="24.077cm" svg:y2="7.408cm" draw:start-shape="id8" draw:start-glue-point="2" svg:d="M15961 3477l8116 3931" svg:viewBox="0 0 8117 3932">
          <text:p/>
        </draw:connector>
        <draw:custom-shape draw:style-name="gr1" draw:text-style-name="P1" xml:id="id3" draw:id="id3" draw:layer="layout" svg:width="5.9cm" svg:height="1.854cm" svg:x="4.6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0.872cm" svg:height="0.573cm" svg:x="5.136cm" svg:y="8.7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0.872cm" svg:height="0.573cm" svg:x="6.075cm" svg:y="8.7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0.871cm" svg:height="0.573cm" svg:x="7.014cm" svg:y="8.7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0.872cm" svg:height="0.573cm" svg:x="8.019cm" svg:y="8.7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42cm" svg:height="0.221cm" svg:x="6.41cm" svg:y="7.6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329cm" svg:height="0.557cm" svg:x="6.725cm" svg:y="8.05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0.872cm" svg:height="0.573cm" svg:x="9.025cm" svg:y="8.704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5.572cm" svg:y1="9.277cm" svg:x2="5.014cm" svg:y2="9.867cm" draw:start-shape="id9" draw:start-glue-point="2" svg:d="M5572 9277l-558 590" svg:viewBox="0 0 559 591">
          <text:p/>
        </draw:connector>
        <draw:connector draw:style-name="gr7" draw:text-style-name="P4" draw:layer="layout" draw:type="line" svg:x1="6.511cm" svg:y1="9.277cm" svg:x2="4.724cm" svg:y2="12.473cm" draw:start-shape="id10" draw:start-glue-point="2" svg:d="M6511 9277l-1787 3196" svg:viewBox="0 0 1788 3197">
          <text:p/>
        </draw:connector>
        <draw:connector draw:style-name="gr6" draw:text-style-name="P4" draw:layer="layout" draw:type="line" svg:x1="7.449cm" svg:y1="9.277cm" svg:x2="7.675cm" svg:y2="10cm" draw:start-shape="id11" draw:start-glue-point="2" svg:d="M7449 9277l226 723" svg:viewBox="0 0 227 724">
          <text:p/>
        </draw:connector>
        <draw:connector draw:style-name="gr6" draw:text-style-name="P4" draw:layer="layout" draw:type="line" svg:x1="8.455cm" svg:y1="9.277cm" svg:x2="8.916cm" svg:y2="10cm" draw:start-shape="id12" draw:start-glue-point="2" svg:d="M8455 9277l461 723" svg:viewBox="0 0 462 724">
          <text:p/>
        </draw:connector>
        <draw:connector draw:style-name="gr7" draw:text-style-name="P4" draw:layer="layout" draw:type="line" svg:x1="9.461cm" svg:y1="9.277cm" svg:x2="12.281cm" svg:y2="12.788cm" draw:start-shape="id13" draw:start-glue-point="2" draw:end-shape="id14" draw:end-glue-point="0" svg:d="M9461 9277l2820 3511" svg:viewBox="0 0 2821 3512">
          <text:p/>
        </draw:connector>
        <draw:custom-shape draw:style-name="gr1" draw:text-style-name="P1" draw:layer="layout" svg:width="5.9cm" svg:height="1.854cm" svg:x="12.9cm" svg:y="7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5" draw:id="id15" draw:layer="layout" svg:width="0.872cm" svg:height="0.573cm" svg:x="13.436cm" svg:y="8.7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0.872cm" svg:height="0.573cm" svg:x="14.375cm" svg:y="8.7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7" draw:id="id17" draw:layer="layout" svg:width="0.871cm" svg:height="0.573cm" svg:x="15.314cm" svg:y="8.7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0.872cm" svg:height="0.573cm" svg:x="16.319cm" svg:y="8.7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1.542cm" svg:height="0.221cm" svg:x="14.71cm" svg:y="7.7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329cm" svg:height="0.557cm" svg:x="15.025cm" svg:y="8.107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0.872cm" svg:height="0.573cm" svg:x="17.325cm" svg:y="8.757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3.872cm" svg:y1="9.33cm" svg:x2="13.314cm" svg:y2="9.92cm" draw:start-shape="id15" draw:start-glue-point="2" svg:d="M13872 9330l-558 590" svg:viewBox="0 0 559 591">
          <text:p/>
        </draw:connector>
        <draw:connector draw:style-name="gr6" draw:text-style-name="P4" draw:layer="layout" draw:type="line" svg:x1="14.811cm" svg:y1="9.33cm" svg:x2="14.758cm" svg:y2="9.97cm" draw:start-shape="id16" draw:start-glue-point="2" svg:d="M14811 9330l-53 640" svg:viewBox="0 0 54 641">
          <text:p/>
        </draw:connector>
        <draw:connector draw:style-name="gr6" draw:text-style-name="P4" draw:layer="layout" draw:type="line" svg:x1="15.749cm" svg:y1="9.33cm" svg:x2="15.975cm" svg:y2="10.053cm" draw:start-shape="id17" draw:start-glue-point="2" svg:d="M15749 9330l226 723" svg:viewBox="0 0 227 724">
          <text:p/>
        </draw:connector>
        <draw:connector draw:style-name="gr6" draw:text-style-name="P4" draw:layer="layout" draw:type="line" svg:x1="16.755cm" svg:y1="9.33cm" svg:x2="17.216cm" svg:y2="10.053cm" draw:start-shape="id18" draw:start-glue-point="2" svg:d="M16755 9330l461 723" svg:viewBox="0 0 462 724">
          <text:p/>
        </draw:connector>
        <draw:connector draw:style-name="gr6" draw:text-style-name="P4" draw:layer="layout" draw:type="line" svg:x1="17.761cm" svg:y1="9.33cm" svg:x2="18.382cm" svg:y2="10.003cm" draw:start-shape="id19" draw:start-glue-point="2" svg:d="M17761 9330l621 673" svg:viewBox="0 0 622 674">
          <text:p/>
        </draw:connector>
        <draw:custom-shape draw:style-name="gr1" draw:text-style-name="P1" xml:id="id61" draw:id="id61" draw:layer="layout" svg:width="5.9cm" svg:height="1.854cm" svg:x="21.9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0" draw:id="id20" draw:layer="layout" svg:width="0.872cm" svg:height="0.573cm" svg:x="22.436cm" svg:y="8.7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0.872cm" svg:height="0.573cm" svg:x="23.375cm" svg:y="8.7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2" draw:id="id22" draw:layer="layout" svg:width="0.871cm" svg:height="0.573cm" svg:x="24.314cm" svg:y="8.7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0.872cm" svg:height="0.573cm" svg:x="25.319cm" svg:y="8.7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42cm" svg:height="0.221cm" svg:x="23.71cm" svg:y="7.6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329cm" svg:height="0.557cm" svg:x="24.025cm" svg:y="8.054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0.872cm" svg:height="0.573cm" svg:x="26.325cm" svg:y="8.704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22.872cm" svg:y1="9.277cm" svg:x2="22.314cm" svg:y2="9.867cm" draw:start-shape="id20" draw:start-glue-point="2" svg:d="M22872 9277l-558 590" svg:viewBox="0 0 559 591">
          <text:p/>
        </draw:connector>
        <draw:connector draw:style-name="gr6" draw:text-style-name="P4" draw:layer="layout" draw:type="line" svg:x1="23.811cm" svg:y1="9.277cm" svg:x2="23.758cm" svg:y2="9.917cm" draw:start-shape="id21" draw:start-glue-point="2" svg:d="M23811 9277l-53 640" svg:viewBox="0 0 54 641">
          <text:p/>
        </draw:connector>
        <draw:connector draw:style-name="gr7" draw:text-style-name="P4" draw:layer="layout" draw:type="line" svg:x1="24.749cm" svg:y1="9.277cm" svg:x2="24.252cm" svg:y2="13.051cm" draw:start-shape="id22" draw:start-glue-point="2" draw:end-shape="id23" draw:end-glue-point="1" svg:d="M24749 9277l-497 3774" svg:viewBox="0 0 498 3775">
          <text:p/>
        </draw:connector>
        <draw:connector draw:style-name="gr6" draw:text-style-name="P4" draw:layer="layout" draw:type="line" svg:x1="25.755cm" svg:y1="9.277cm" svg:x2="26.216cm" svg:y2="10cm" draw:start-shape="id24" draw:start-glue-point="2" svg:d="M25755 9277l461 723" svg:viewBox="0 0 462 724">
          <text:p/>
        </draw:connector>
        <draw:connector draw:style-name="gr6" draw:text-style-name="P4" draw:layer="layout" draw:type="line" svg:x1="26.761cm" svg:y1="9.277cm" svg:x2="27.382cm" svg:y2="9.95cm" draw:start-shape="id25" draw:start-glue-point="2" svg:d="M26761 9277l621 673" svg:viewBox="0 0 622 674">
          <text:p/>
        </draw:connector>
        <draw:custom-shape draw:style-name="gr1" draw:text-style-name="P1" draw:layer="layout" svg:width="5.9cm" svg:height="1.854cm" svg:x="1.3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6" draw:id="id26" draw:layer="layout" svg:width="0.872cm" svg:height="0.573cm" svg:x="1.836cm" svg:y="13.8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0.872cm" svg:height="0.573cm" svg:x="2.775cm" svg:y="13.8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8" draw:id="id28" draw:layer="layout" svg:width="0.871cm" svg:height="0.573cm" svg:x="3.714cm" svg:y="13.8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0.872cm" svg:height="0.573cm" svg:x="4.719cm" svg:y="13.8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42cm" svg:height="0.221cm" svg:x="3.11cm" svg:y="12.7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329cm" svg:height="0.557cm" svg:x="3.425cm" svg:y="13.154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0" draw:id="id30" draw:layer="layout" svg:width="0.872cm" svg:height="0.573cm" svg:x="5.725cm" svg:y="13.804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2.272cm" svg:y1="14.377cm" svg:x2="1.714cm" svg:y2="14.967cm" draw:start-shape="id26" draw:start-glue-point="2" svg:d="M2272 14377l-558 590" svg:viewBox="0 0 559 591">
          <text:p/>
        </draw:connector>
        <draw:connector draw:style-name="gr6" draw:text-style-name="P4" draw:layer="layout" draw:type="line" svg:x1="3.211cm" svg:y1="14.377cm" svg:x2="3.158cm" svg:y2="15.017cm" draw:start-shape="id27" draw:start-glue-point="2" svg:d="M3211 14377l-53 640" svg:viewBox="0 0 54 641">
          <text:p/>
        </draw:connector>
        <draw:connector draw:style-name="gr6" draw:text-style-name="P4" draw:layer="layout" draw:type="line" svg:x1="4.149cm" svg:y1="14.377cm" svg:x2="4.375cm" svg:y2="15.1cm" draw:start-shape="id28" draw:start-glue-point="2" svg:d="M4149 14377l226 723" svg:viewBox="0 0 227 724">
          <text:p/>
        </draw:connector>
        <draw:connector draw:style-name="gr6" draw:text-style-name="P4" draw:layer="layout" draw:type="line" svg:x1="5.155cm" svg:y1="14.377cm" svg:x2="5.616cm" svg:y2="15.1cm" draw:start-shape="id29" draw:start-glue-point="2" svg:d="M5155 14377l461 723" svg:viewBox="0 0 462 724">
          <text:p/>
        </draw:connector>
        <draw:connector draw:style-name="gr6" draw:text-style-name="P4" draw:layer="layout" draw:type="line" svg:x1="6.161cm" svg:y1="14.377cm" svg:x2="6.782cm" svg:y2="15.05cm" draw:start-shape="id30" draw:start-glue-point="2" svg:d="M6161 14377l621 673" svg:viewBox="0 0 622 674">
          <text:p/>
        </draw:connector>
        <draw:custom-shape draw:style-name="gr1" draw:text-style-name="P1" draw:layer="layout" svg:width="5.9cm" svg:height="1.854cm" svg:x="9.7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1" draw:id="id31" draw:layer="layout" svg:width="0.872cm" svg:height="0.573cm" svg:x="10.236cm" svg:y="13.8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0.872cm" svg:height="0.573cm" svg:x="11.175cm" svg:y="13.8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57" draw:id="id57" draw:layer="layout" svg:width="0.871cm" svg:height="0.573cm" svg:x="12.114cm" svg:y="13.8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5" draw:id="id35" draw:layer="layout" svg:width="0.872cm" svg:height="0.573cm" svg:x="13.119cm" svg:y="13.8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4" draw:id="id14" draw:layer="layout" svg:width="1.542cm" svg:height="0.221cm" svg:x="11.51cm" svg:y="12.7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329cm" svg:height="0.557cm" svg:x="11.825cm" svg:y="13.154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6" draw:id="id36" draw:layer="layout" svg:width="0.872cm" svg:height="0.573cm" svg:x="14.125cm" svg:y="13.804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0.672cm" svg:y1="14.377cm" svg:x2="8.452cm" svg:y2="17.298cm" draw:start-shape="id31" draw:start-glue-point="2" draw:end-shape="id32" draw:end-glue-point="1" svg:d="M10672 14377l-2220 2921" svg:viewBox="0 0 2221 2922">
          <text:p/>
        </draw:connector>
        <draw:connector draw:style-name="gr7" draw:text-style-name="P4" draw:layer="layout" draw:type="line" svg:x1="11.611cm" svg:y1="14.377cm" svg:x2="14.31cm" svg:y2="17.398cm" draw:start-shape="id33" draw:start-glue-point="2" draw:end-shape="id34" draw:end-glue-point="3" svg:d="M11611 14377l2699 3021" svg:viewBox="0 0 2700 3022">
          <text:p/>
        </draw:connector>
        <draw:connector draw:style-name="gr7" draw:text-style-name="P4" draw:layer="layout" draw:type="line" svg:x1="13.555cm" svg:y1="14.377cm" svg:x2="22.225cm" svg:y2="17.084cm" draw:start-shape="id35" draw:start-glue-point="2" svg:d="M13555 14377l8670 2707" svg:viewBox="0 0 8671 2708">
          <text:p/>
        </draw:connector>
        <draw:connector draw:style-name="gr6" draw:text-style-name="P4" draw:layer="layout" draw:type="line" svg:x1="14.561cm" svg:y1="14.377cm" svg:x2="15.182cm" svg:y2="15.05cm" draw:start-shape="id36" draw:start-glue-point="2" svg:d="M14561 14377l621 673" svg:viewBox="0 0 622 674">
          <text:p/>
        </draw:connector>
        <draw:custom-shape draw:style-name="gr1" draw:text-style-name="P1" draw:layer="layout" svg:width="5.9cm" svg:height="1.854cm" svg:x="20.9cm" svg:y="12.8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7" draw:id="id37" draw:layer="layout" svg:width="0.872cm" svg:height="0.573cm" svg:x="21.436cm" svg:y="13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0.872cm" svg:height="0.573cm" svg:x="22.375cm" svg:y="13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39" draw:id="id39" draw:layer="layout" svg:width="0.871cm" svg:height="0.573cm" svg:x="23.314cm" svg:y="13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0.872cm" svg:height="0.573cm" svg:x="24.319cm" svg:y="13.9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3" draw:id="id23" draw:layer="layout" svg:width="1.542cm" svg:height="0.221cm" svg:x="22.71cm" svg:y="12.9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329cm" svg:height="0.557cm" svg:x="23.025cm" svg:y="13.307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1" draw:id="id41" draw:layer="layout" svg:width="0.872cm" svg:height="0.573cm" svg:x="25.325cm" svg:y="13.957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21.872cm" svg:y1="14.53cm" svg:x2="21.314cm" svg:y2="15.12cm" draw:start-shape="id37" draw:start-glue-point="2" svg:d="M21872 14530l-558 590" svg:viewBox="0 0 559 591">
          <text:p/>
        </draw:connector>
        <draw:connector draw:style-name="gr6" draw:text-style-name="P4" draw:layer="layout" draw:type="line" svg:x1="22.811cm" svg:y1="14.53cm" svg:x2="22.758cm" svg:y2="15.17cm" draw:start-shape="id38" draw:start-glue-point="2" svg:d="M22811 14530l-53 640" svg:viewBox="0 0 54 641">
          <text:p/>
        </draw:connector>
        <draw:connector draw:style-name="gr6" draw:text-style-name="P4" draw:layer="layout" draw:type="line" svg:x1="23.749cm" svg:y1="14.53cm" svg:x2="23.975cm" svg:y2="15.253cm" draw:start-shape="id39" draw:start-glue-point="2" svg:d="M23749 14530l226 723" svg:viewBox="0 0 227 724">
          <text:p/>
        </draw:connector>
        <draw:connector draw:style-name="gr6" draw:text-style-name="P4" draw:layer="layout" draw:type="line" svg:x1="24.755cm" svg:y1="14.53cm" svg:x2="25.216cm" svg:y2="15.253cm" draw:start-shape="id40" draw:start-glue-point="2" svg:d="M24755 14530l461 723" svg:viewBox="0 0 462 724">
          <text:p/>
        </draw:connector>
        <draw:connector draw:style-name="gr6" draw:text-style-name="P4" draw:layer="layout" draw:type="line" svg:x1="25.761cm" svg:y1="14.53cm" svg:x2="26.382cm" svg:y2="15.203cm" draw:start-shape="id41" draw:start-glue-point="2" svg:d="M25761 14530l621 673" svg:viewBox="0 0 622 674">
          <text:p/>
        </draw:connector>
        <draw:custom-shape draw:style-name="gr1" draw:text-style-name="P1" draw:layer="layout" svg:width="5.9cm" svg:height="1.854cm" svg:x="5.1cm" svg:y="17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2" draw:id="id42" draw:layer="layout" svg:width="0.872cm" svg:height="0.573cm" svg:x="5.636cm" svg:y="18.2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0.872cm" svg:height="0.573cm" svg:x="6.575cm" svg:y="18.2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44" draw:id="id44" draw:layer="layout" svg:width="0.871cm" svg:height="0.573cm" svg:x="7.514cm" svg:y="18.2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0.872cm" svg:height="0.573cm" svg:x="8.519cm" svg:y="18.2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32" draw:id="id32" draw:layer="layout" svg:width="1.542cm" svg:height="0.221cm" svg:x="6.91cm" svg:y="17.1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329cm" svg:height="0.557cm" svg:x="7.371cm" svg:y="17.5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6" draw:id="id46" draw:layer="layout" svg:width="0.872cm" svg:height="0.573cm" svg:x="9.525cm" svg:y="18.204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6.072cm" svg:y1="18.777cm" svg:x2="5.514cm" svg:y2="19.367cm" draw:start-shape="id42" draw:start-glue-point="2" svg:d="M6072 18777l-558 590" svg:viewBox="0 0 559 591">
          <text:p/>
        </draw:connector>
        <draw:connector draw:style-name="gr6" draw:text-style-name="P4" draw:layer="layout" draw:type="line" svg:x1="7.011cm" svg:y1="18.777cm" svg:x2="6.958cm" svg:y2="19.417cm" draw:start-shape="id43" draw:start-glue-point="2" svg:d="M7011 18777l-53 640" svg:viewBox="0 0 54 641">
          <text:p/>
        </draw:connector>
        <draw:connector draw:style-name="gr6" draw:text-style-name="P4" draw:layer="layout" draw:type="line" svg:x1="7.949cm" svg:y1="18.777cm" svg:x2="8.175cm" svg:y2="19.5cm" draw:start-shape="id44" draw:start-glue-point="2" svg:d="M7949 18777l226 723" svg:viewBox="0 0 227 724">
          <text:p/>
        </draw:connector>
        <draw:connector draw:style-name="gr6" draw:text-style-name="P4" draw:layer="layout" draw:type="line" svg:x1="8.955cm" svg:y1="18.777cm" svg:x2="9.416cm" svg:y2="19.5cm" draw:start-shape="id45" draw:start-glue-point="2" svg:d="M8955 18777l461 723" svg:viewBox="0 0 462 724">
          <text:p/>
        </draw:connector>
        <draw:connector draw:style-name="gr6" draw:text-style-name="P4" draw:layer="layout" draw:type="line" svg:x1="9.961cm" svg:y1="18.777cm" svg:x2="10.582cm" svg:y2="19.45cm" draw:start-shape="id46" draw:start-glue-point="2" svg:d="M9961 18777l621 673" svg:viewBox="0 0 622 674">
          <text:p/>
        </draw:connector>
        <draw:custom-shape draw:style-name="gr1" draw:text-style-name="P1" draw:layer="layout" svg:width="5.9cm" svg:height="1.854cm" svg:x="12.5cm" svg:y="1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7" draw:id="id47" draw:layer="layout" svg:width="0.872cm" svg:height="0.573cm" svg:x="13.036cm" svg:y="18.3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8" draw:id="id48" draw:layer="layout" svg:width="0.872cm" svg:height="0.573cm" svg:x="13.975cm" svg:y="18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49" draw:id="id49" draw:layer="layout" svg:width="0.871cm" svg:height="0.573cm" svg:x="14.914cm" svg:y="18.3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0.872cm" svg:height="0.573cm" svg:x="15.919cm" svg:y="18.3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34" draw:id="id34" draw:layer="layout" svg:width="1.542cm" svg:height="0.221cm" svg:x="14.31cm" svg:y="17.2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329cm" svg:height="0.557cm" svg:x="14.625cm" svg:y="17.654cm">
          <text:p text:style-name="P2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1" draw:id="id51" draw:layer="layout" svg:width="0.872cm" svg:height="0.573cm" svg:x="16.925cm" svg:y="18.304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3.472cm" svg:y1="18.877cm" svg:x2="12.914cm" svg:y2="19.467cm" draw:start-shape="id47" draw:start-glue-point="2" svg:d="M13472 18877l-558 590" svg:viewBox="0 0 559 591">
          <text:p/>
        </draw:connector>
        <draw:connector draw:style-name="gr6" draw:text-style-name="P4" draw:layer="layout" draw:type="line" svg:x1="14.411cm" svg:y1="18.877cm" svg:x2="14.358cm" svg:y2="19.517cm" draw:start-shape="id48" draw:start-glue-point="2" svg:d="M14411 18877l-53 640" svg:viewBox="0 0 54 641">
          <text:p/>
        </draw:connector>
        <draw:connector draw:style-name="gr6" draw:text-style-name="P4" draw:layer="layout" draw:type="line" svg:x1="15.349cm" svg:y1="18.877cm" svg:x2="15.575cm" svg:y2="19.6cm" draw:start-shape="id49" draw:start-glue-point="2" svg:d="M15349 18877l226 723" svg:viewBox="0 0 227 724">
          <text:p/>
        </draw:connector>
        <draw:connector draw:style-name="gr6" draw:text-style-name="P4" draw:layer="layout" draw:type="line" svg:x1="16.355cm" svg:y1="18.877cm" svg:x2="16.816cm" svg:y2="19.6cm" draw:start-shape="id50" draw:start-glue-point="2" svg:d="M16355 18877l461 723" svg:viewBox="0 0 462 724">
          <text:p/>
        </draw:connector>
        <draw:connector draw:style-name="gr6" draw:text-style-name="P4" draw:layer="layout" draw:type="line" svg:x1="17.361cm" svg:y1="18.877cm" svg:x2="17.982cm" svg:y2="19.55cm" draw:start-shape="id51" draw:start-glue-point="2" svg:d="M17361 18877l621 673" svg:viewBox="0 0 622 674">
          <text:p/>
        </draw:connector>
        <draw:custom-shape draw:style-name="gr1" draw:text-style-name="P1" draw:layer="layout" svg:width="5.9cm" svg:height="1.854cm" svg:x="19.7cm" svg:y="17.3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2" draw:id="id52" draw:layer="layout" svg:width="0.872cm" svg:height="0.573cm" svg:x="20.236cm" svg:y="18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3" draw:id="id53" draw:layer="layout" svg:width="0.872cm" svg:height="0.573cm" svg:x="21.175cm" svg:y="18.4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54" draw:id="id54" draw:layer="layout" svg:width="0.871cm" svg:height="0.573cm" svg:x="22.114cm" svg:y="18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5" draw:id="id55" draw:layer="layout" svg:width="0.872cm" svg:height="0.573cm" svg:x="23.119cm" svg:y="18.4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42cm" svg:height="0.221cm" svg:x="21.51cm" svg:y="17.4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329cm" svg:height="0.557cm" svg:x="21.825cm" svg:y="17.807cm">
          <text:p text:style-name="P2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6" draw:id="id56" draw:layer="layout" svg:width="0.872cm" svg:height="0.573cm" svg:x="24.125cm" svg:y="18.457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20.672cm" svg:y1="19.03cm" svg:x2="20.114cm" svg:y2="19.62cm" draw:start-shape="id52" draw:start-glue-point="2" svg:d="M20672 19030l-558 590" svg:viewBox="0 0 559 591">
          <text:p/>
        </draw:connector>
        <draw:connector draw:style-name="gr6" draw:text-style-name="P4" draw:layer="layout" draw:type="line" svg:x1="21.611cm" svg:y1="19.03cm" svg:x2="21.558cm" svg:y2="19.67cm" draw:start-shape="id53" draw:start-glue-point="2" svg:d="M21611 19030l-53 640" svg:viewBox="0 0 54 641">
          <text:p/>
        </draw:connector>
        <draw:connector draw:style-name="gr6" draw:text-style-name="P4" draw:layer="layout" draw:type="line" svg:x1="22.549cm" svg:y1="19.03cm" svg:x2="22.775cm" svg:y2="19.753cm" draw:start-shape="id54" draw:start-glue-point="2" svg:d="M22549 19030l226 723" svg:viewBox="0 0 227 724">
          <text:p/>
        </draw:connector>
        <draw:connector draw:style-name="gr6" draw:text-style-name="P4" draw:layer="layout" draw:type="line" svg:x1="23.555cm" svg:y1="19.03cm" svg:x2="24.016cm" svg:y2="19.753cm" draw:start-shape="id55" draw:start-glue-point="2" svg:d="M23555 19030l461 723" svg:viewBox="0 0 462 724">
          <text:p/>
        </draw:connector>
        <draw:connector draw:style-name="gr6" draw:text-style-name="P4" draw:layer="layout" draw:type="line" svg:x1="24.561cm" svg:y1="19.03cm" svg:x2="25.182cm" svg:y2="19.703cm" draw:start-shape="id56" draw:start-glue-point="2" svg:d="M24561 19030l621 673" svg:viewBox="0 0 622 674">
          <text:p/>
        </draw:connector>
        <draw:connector draw:style-name="gr6" draw:text-style-name="P4" draw:layer="layout" draw:type="line" svg:x1="12.549cm" svg:y1="14.377cm" svg:x2="13.38cm" svg:y2="15.232cm" draw:start-shape="id57" draw:start-glue-point="2" svg:d="M12549 14377l831 855" svg:viewBox="0 0 832 856">
          <text:p/>
        </draw:connector>
        <draw:frame draw:style-name="gr8" draw:text-style-name="P5" xml:id="id58" draw:id="id58" draw:layer="layout" svg:width="1.907cm" svg:height="0.962cm" svg:x="5.1cm" svg:y="1.038cm">
          <draw:text-box>
            <text:p>arbol</text:p>
          </draw:text-box>
        </draw:frame>
        <draw:connector draw:style-name="gr9" draw:text-style-name="P4" draw:layer="layout" svg:x1="6.053cm" svg:y1="2cm" svg:x2="11.1cm" svg:y2="2.727cm" draw:start-shape="id58" draw:start-glue-point="2" draw:end-shape="id59" svg:d="M6053 2000v727h5047" svg:viewBox="0 0 5048 728">
          <text:p/>
        </draw:connector>
        <draw:frame draw:style-name="gr10" draw:text-style-name="P5" xml:id="id60" draw:id="id60" draw:layer="layout" svg:width="2.9cm" svg:height="0.962cm" svg:x="25.6cm" svg:y="4.8cm">
          <draw:text-box>
            <text:p>nodo</text:p>
          </draw:text-box>
        </draw:frame>
        <draw:connector draw:style-name="gr9" draw:text-style-name="P4" draw:layer="layout" svg:x1="27.05cm" svg:y1="5.762cm" svg:x2="24.85cm" svg:y2="7.6cm" draw:start-shape="id60" draw:start-glue-point="2" draw:end-shape="id61" svg:d="M27050 5762v919h-2200v919" svg:viewBox="0 0 2201 18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08:32:01.111540604</meta:creation-date>
    <dc:date>2016-12-02T09:46:59.025376717</dc:date>
    <meta:editing-duration>PT53M21S</meta:editing-duration>
    <meta:editing-cycles>5</meta:editing-cycles>
    <meta:generator>LibreOffice/5.2.2.2$Linux_X86_64 LibreOffice_project/20m0$Build-2</meta:generator>
    <meta:document-statistic meta:object-count="135"/>
  </office:meta>
</office:document-meta>
</file>